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13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Zadanifontodlomka" style:family="text">
      <style:text-properties style:language-asian="hr" style:country-asian="HR"/>
    </style:style>
    <style:style style:name="T3" style:parent-style-name="Zadanifontodlomka" style:family="text">
      <style:text-properties style:language-asian="hr" style:country-asian="HR"/>
    </style:style>
    <style:style style:name="T4" style:parent-style-name="Zadanifontodlomka" style:family="text">
      <style:text-properties style:language-asian="hr" style:country-asian="HR"/>
    </style:style>
    <style:style style:name="T5" style:parent-style-name="Zadanifontodlomka" style:family="text">
      <style:text-properties style:language-asian="hr" style:country-asian="HR"/>
    </style:style>
    <style:style style:name="T6" style:parent-style-name="Zadanifontodlomka" style:family="text">
      <style:text-properties style:language-asian="hr" style:country-asian="HR"/>
    </style:style>
    <style:style style:name="T7" style:parent-style-name="Zadanifontodlomka" style:family="text">
      <style:text-properties style:language-asian="hr" style:country-asian="HR"/>
    </style:style>
    <style:style style:name="T8" style:parent-style-name="Zadanifontodlomka" style:family="text">
      <style:text-properties style:language-asian="hr" style:country-asian="HR"/>
    </style:style>
    <style:style style:name="T9" style:parent-style-name="Zadanifontodlomka" style:family="text">
      <style:text-properties style:language-asian="hr" style:country-asian="HR"/>
    </style:style>
    <style:style style:name="T10" style:parent-style-name="Zadanifontodlomka" style:family="text">
      <style:text-properties style:language-asian="hr" style:country-asian="HR"/>
    </style:style>
    <style:style style:name="T11" style:parent-style-name="Zadanifontodlomka" style:family="text">
      <style:text-properties style:language-asian="hr" style:country-asian="HR"/>
    </style:style>
    <style:style style:name="T12" style:parent-style-name="Zadanifontodlomka" style:family="text">
      <style:text-properties style:language-asian="hr" style:country-asian="HR"/>
    </style:style>
    <style:style style:name="T13" style:parent-style-name="Zadanifontodlomka" style:family="text">
      <style:text-properties style:language-asian="hr" style:country-asian="HR"/>
    </style:style>
    <style:style style:name="T14" style:parent-style-name="Zadanifontodlomka" style:family="text">
      <style:text-properties style:language-asian="hr" style:country-asian="HR"/>
    </style:style>
    <style:style style:name="T15" style:parent-style-name="Zadanifontodlomka" style:family="text">
      <style:text-properties style:language-asian="hr" style:country-asian="HR"/>
    </style:style>
    <style:style style:name="T16" style:parent-style-name="Zadanifontodlomka" style:family="text">
      <style:text-properties style:language-asian="hr" style:country-asian="HR"/>
    </style:style>
    <style:style style:name="T17" style:parent-style-name="Zadanifontodlomka" style:family="text">
      <style:text-properties style:language-asian="hr" style:country-asian="HR"/>
    </style:style>
    <style:style style:name="T18" style:parent-style-name="Zadanifontodlomka" style:family="text">
      <style:text-properties style:language-asian="hr" style:country-asian="HR"/>
    </style:style>
    <style:style style:name="T19" style:parent-style-name="Zadanifontodlomka" style:family="text">
      <style:text-properties style:language-asian="hr" style:country-asian="HR"/>
    </style:style>
    <style:style style:name="T20" style:parent-style-name="Zadanifontodlomka" style:family="text">
      <style:text-properties style:language-asian="hr" style:country-asian="HR"/>
    </style:style>
    <style:style style:name="T21" style:parent-style-name="Zadanifontodlomka" style:family="text">
      <style:text-properties style:language-asian="hr" style:country-asian="HR"/>
    </style:style>
    <style:style style:name="T22" style:parent-style-name="Zadanifontodlomka" style:family="text">
      <style:text-properties style:language-asian="hr" style:country-asian="HR"/>
    </style:style>
    <style:style style:name="T23" style:parent-style-name="Zadanifontodlomka" style:family="text">
      <style:text-properties style:language-asian="hr" style:country-asian="HR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Slika 1" text:anchor-type="as-char" svg:x="0in" svg:y="0in" svg:width="6.3in" svg:height="3.44514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><text:span text:style-name="T3"><draw:frame draw:style-name="a1" draw:name="Slika 2" text:anchor-type="as-char" svg:x="0in" svg:y="0in" svg:width="6.3in" svg:height="3.18958in" style:rel-width="scale" style:rel-height="scale"><draw:image xlink:href="media/image2.png" xlink:type="simple" xlink:show="embed" xlink:actuate="onLoad"/><svg:title/><svg:desc/></draw:frame></text:span></text:p>
      <text:p text:style-name="Normal"/>
      <text:soft-page-break/>
      <text:p text:style-name="Normal"><text:span text:style-name="T4"><draw:frame draw:style-name="a2" draw:name="Slika 3" text:anchor-type="as-char" svg:x="0in" svg:y="0in" svg:width="6.3in" svg:height="3.26806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Normal"><text:span text:style-name="T5"><draw:frame draw:style-name="a3" draw:name="Slika 4" text:anchor-type="as-char" svg:x="0in" svg:y="0in" svg:width="6.3in" svg:height="3.27083in" style:rel-width="scale" style:rel-height="scale"><draw:image xlink:href="media/image4.png" xlink:type="simple" xlink:show="embed" xlink:actuate="onLoad"/><svg:title/><svg:desc/></draw:frame></text:span></text:p>
      <text:soft-page-break/>
      <text:p text:style-name="Normal"><text:span text:style-name="T6"><draw:frame draw:style-name="a4" draw:name="Slika 5" text:anchor-type="as-char" svg:x="0in" svg:y="0in" svg:width="6.3in" svg:height="3.50625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><text:span text:style-name="T7"><draw:frame draw:style-name="a5" draw:name="Slika 6" text:anchor-type="as-char" svg:x="0in" svg:y="0in" svg:width="6.3in" svg:height="3.28333in" style:rel-width="scale" style:rel-height="scale"><draw:image xlink:href="media/image6.png" xlink:type="simple" xlink:show="embed" xlink:actuate="onLoad"/><svg:title/><svg:desc/></draw:frame></text:span></text:p>
      <text:p text:style-name="Normal"/>
      <text:soft-page-break/>
      <text:p text:style-name="Normal"><text:span text:style-name="T8"><draw:frame draw:style-name="a6" draw:name="Slika 7" text:anchor-type="as-char" svg:x="0in" svg:y="0in" svg:width="6.3in" svg:height="3.23889in" style:rel-width="scale" style:rel-height="scale"><draw:image xlink:href="media/image7.png" xlink:type="simple" xlink:show="embed" xlink:actuate="onLoad"/><svg:title/><svg:desc/></draw:frame></text:span></text:p>
      <text:p text:style-name="Normal"/>
      <text:p text:style-name="Normal"><text:span text:style-name="T9"><draw:frame draw:style-name="a7" draw:name="Slika 8" text:anchor-type="as-char" svg:x="0in" svg:y="0in" svg:width="6.3in" svg:height="1.46667in" style:rel-width="scale" style:rel-height="scale"><draw:image xlink:href="media/image8.png" xlink:type="simple" xlink:show="embed" xlink:actuate="onLoad"/><svg:title/><svg:desc/></draw:frame></text:span></text:p>
      <text:p text:style-name="Normal"/>
      <text:p text:style-name="Normal"><text:span text:style-name="T10"><draw:frame draw:style-name="a8" draw:name="Slika 9" text:anchor-type="as-char" svg:x="0in" svg:y="0in" svg:width="6.3in" svg:height="3.19583in" style:rel-width="scale" style:rel-height="scale"><draw:image xlink:href="media/image9.png" xlink:type="simple" xlink:show="embed" xlink:actuate="onLoad"/><svg:title/><svg:desc/></draw:frame></text:span></text:p>
      <text:p text:style-name="Normal"/>
      <text:soft-page-break/>
      <text:p text:style-name="Normal"><text:span text:style-name="T11"><draw:frame draw:style-name="a9" draw:name="Slika 10" text:anchor-type="as-char" svg:x="0in" svg:y="0in" svg:width="6.3in" svg:height="3.39444in" style:rel-width="scale" style:rel-height="scale"><draw:image xlink:href="media/image10.png" xlink:type="simple" xlink:show="embed" xlink:actuate="onLoad"/><svg:title/><svg:desc/></draw:frame></text:span></text:p>
      <text:p text:style-name="Normal"/>
      <text:p text:style-name="Normal"><text:span text:style-name="T12"><draw:frame draw:style-name="a10" draw:name="Slika 11" text:anchor-type="as-char" svg:x="0in" svg:y="0in" svg:width="6.3in" svg:height="4.10208in" style:rel-width="scale" style:rel-height="scale"><draw:image xlink:href="media/image11.png" xlink:type="simple" xlink:show="embed" xlink:actuate="onLoad"/><svg:title/><svg:desc/></draw:frame></text:span></text:p>
      <text:p text:style-name="Normal"/>
      <text:soft-page-break/>
      <text:p text:style-name="Normal"><text:span text:style-name="T13"><draw:frame draw:style-name="a11" draw:name="Slika 12" text:anchor-type="as-char" svg:x="0in" svg:y="0in" svg:width="6.3in" svg:height="3.85625in" style:rel-width="scale" style:rel-height="scale"><draw:image xlink:href="media/image12.png" xlink:type="simple" xlink:show="embed" xlink:actuate="onLoad"/><svg:title/><svg:desc/></draw:frame></text:span></text:p>
      <text:p text:style-name="Normal"/>
      <text:p text:style-name="Normal"><text:span text:style-name="T14"><draw:frame draw:style-name="a12" draw:name="Slika 13" text:anchor-type="as-char" svg:x="0in" svg:y="0in" svg:width="6.3in" svg:height="4.04028in" style:rel-width="scale" style:rel-height="scale"><draw:image xlink:href="media/image13.png" xlink:type="simple" xlink:show="embed" xlink:actuate="onLoad"/><svg:title/><svg:desc/></draw:frame></text:span></text:p>
      <text:soft-page-break/>
      <text:p text:style-name="Normal"><text:span text:style-name="T15"><draw:frame draw:style-name="a13" draw:name="Slika 14" text:anchor-type="as-char" svg:x="0in" svg:y="0in" svg:width="6.3in" svg:height="4.04653in" style:rel-width="scale" style:rel-height="scale"><draw:image xlink:href="media/image14.png" xlink:type="simple" xlink:show="embed" xlink:actuate="onLoad"/><svg:title/><svg:desc/></draw:frame></text:span></text:p>
      <text:p text:style-name="Normal"/>
      <text:p text:style-name="Normal"><text:span text:style-name="T16"><draw:frame draw:style-name="a14" draw:name="Slika 15" text:anchor-type="as-char" svg:x="0in" svg:y="0in" svg:width="6.3in" svg:height="3.35208in" style:rel-width="scale" style:rel-height="scale"><draw:image xlink:href="media/image15.png" xlink:type="simple" xlink:show="embed" xlink:actuate="onLoad"/><svg:title/><svg:desc/></draw:frame></text:span></text:p>
      <text:p text:style-name="Normal"/>
      <text:soft-page-break/>
      <text:p text:style-name="Normal"><text:span text:style-name="T17"><draw:frame draw:style-name="a15" draw:name="Slika 16" text:anchor-type="as-char" svg:x="0in" svg:y="0in" svg:width="6.3in" svg:height="3.38542in" style:rel-width="scale" style:rel-height="scale"><draw:image xlink:href="media/image16.png" xlink:type="simple" xlink:show="embed" xlink:actuate="onLoad"/><svg:title/><svg:desc/></draw:frame></text:span></text:p>
      <text:p text:style-name="Normal"/>
      <text:p text:style-name="Normal"><text:span text:style-name="T18"><draw:frame draw:style-name="a16" draw:name="Slika 17" text:anchor-type="as-char" svg:x="0in" svg:y="0in" svg:width="6.3in" svg:height="3.35278in" style:rel-width="scale" style:rel-height="scale"><draw:image xlink:href="media/image17.png" xlink:type="simple" xlink:show="embed" xlink:actuate="onLoad"/><svg:title/><svg:desc/></draw:frame></text:span></text:p>
      <text:p text:style-name="Normal"/>
      <text:soft-page-break/>
      <text:p text:style-name="Normal"><text:span text:style-name="T19"><draw:frame draw:style-name="a17" draw:name="Slika 18" text:anchor-type="as-char" svg:x="0in" svg:y="0in" svg:width="6.3in" svg:height="3.36597in" style:rel-width="scale" style:rel-height="scale"><draw:image xlink:href="media/image18.png" xlink:type="simple" xlink:show="embed" xlink:actuate="onLoad"/><svg:title/><svg:desc/></draw:frame></text:span></text:p>
      <text:p text:style-name="Normal"/>
      <text:p text:style-name="Normal"><text:span text:style-name="T20"><draw:frame draw:style-name="a18" draw:name="Slika 19" text:anchor-type="as-char" svg:x="0in" svg:y="0in" svg:width="6.3in" svg:height="3.19514in" style:rel-width="scale" style:rel-height="scale"><draw:image xlink:href="media/image19.png" xlink:type="simple" xlink:show="embed" xlink:actuate="onLoad"/><svg:title/><svg:desc/></draw:frame></text:span></text:p>
      <text:p text:style-name="Normal"/>
      <text:soft-page-break/>
      <text:p text:style-name="Normal"><text:span text:style-name="T21"><draw:frame draw:style-name="a19" draw:name="Slika 20" text:anchor-type="as-char" svg:x="0in" svg:y="0in" svg:width="6.3in" svg:height="3.77986in" style:rel-width="scale" style:rel-height="scale"><draw:image xlink:href="media/image20.png" xlink:type="simple" xlink:show="embed" xlink:actuate="onLoad"/><svg:title/><svg:desc/></draw:frame></text:span></text:p>
      <text:p text:style-name="Normal"/>
      <text:p text:style-name="Normal"><text:span text:style-name="T22"><draw:frame draw:style-name="a20" draw:name="Slika 21" text:anchor-type="as-char" svg:x="0in" svg:y="0in" svg:width="6.3in" svg:height="4.03681in" style:rel-width="scale" style:rel-height="scale"><draw:image xlink:href="media/image21.png" xlink:type="simple" xlink:show="embed" xlink:actuate="onLoad"/><svg:title/><svg:desc/></draw:frame></text:span></text:p>
      <text:p text:style-name="Normal"/>
      <text:soft-page-break/>
      <text:p text:style-name="Normal"><text:span text:style-name="T23"><draw:frame draw:style-name="a21" draw:name="Slika 22" text:anchor-type="as-char" svg:x="0in" svg:y="0in" svg:width="6.3in" svg:height="2.62014in" style:rel-width="scale" style:rel-height="scale"><draw:image xlink:href="media/image2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jaZ</meta:initial-creator>
    <dc:creator>MajaZ</dc:creator>
    <meta:creation-date>2016-04-01T16:12:00Z</meta:creation-date>
    <dc:date>2016-04-01T16:20:00Z</dc:date>
    <meta:template xlink:href="Normal" xlink:type="simple"/>
    <meta:editing-cycles>1</meta:editing-cycles>
    <meta:editing-duration>PT480S</meta:editing-duration>
    <meta:document-statistic meta:page-count="11" meta:paragraph-count="1" meta:word-count="9" meta:character-count="62" meta:row-count="1" meta:non-whitespace-character-count="54"/>
  </office:meta>
</office:document-meta>
</file>